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45.3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8.19mm"/>
    </style:style>
    <style:style style:name="co9" style:family="table-column">
      <style:table-column-properties fo:break-before="auto" style:column-width="27.94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29.62mm"/>
    </style:style>
    <style:style style:name="co12" style:family="table-column">
      <style:table-column-properties fo:break-before="auto" style:column-width="41.57mm"/>
    </style:style>
    <style:style style:name="co13" style:family="table-column">
      <style:table-column-properties fo:break-before="auto" style:column-width="35.9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9.02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20.11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3mm"/>
    </style:style>
    <style:style style:name="co21" style:family="table-column">
      <style:table-column-properties fo:break-before="auto" style:column-width="50.06mm"/>
    </style:style>
    <style:style style:name="co22" style:family="table-column">
      <style:table-column-properties fo:break-before="auto" style:column-width="36.34mm"/>
    </style:style>
    <style:style style:name="co2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9999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 style:data-style-name="N112">
      <style:table-cell-properties fo:background-color="transparent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" table:style-name="ta1">
        <table:shapes>
          <draw:frame draw:z-index="0" draw:style-name="gr1" draw:text-style-name="P1" svg:width="169.3mm" svg:height="95.3mm" svg:x="25.63mm" svg:y="66.27mm">
            <loext:p draw:notify-on-update-of-ranges="Data.B2:Data.B12 Data.D1:Data.D1 Data.D2:Data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9.38mm" svg:height="91.49mm" svg:x="24.77mm" svg:y="166.61mm">
            <loext:p draw:notify-on-update-of-ranges="Data.C2:Data.C12 Data.D1:Data.D1 Data.D2:Data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73.98mm" svg:height="97.86mm" svg:x="210.45mm" svg:y="64.45mm">
            <loext:p draw:notify-on-update-of-ranges="Data.B2:Data.B12 Data.E1:Data.E1 Data.E2:Data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62.41mm" svg:height="89.99mm" svg:x="213.22mm" svg:y="164.45mm">
            <loext:p draw:notify-on-update-of-ranges="Data.B2:Data.B12 Data.F1:Data.F1 Data.F2:Data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  <table:table-cell office:value-type="float" office:value="20356.4636932918" calcext:value-type="float">
            <text:p>20356.4636932918</text:p>
          </table:table-cell>
        </table:table-row>
      </table:table>
      <table:table table:name="Graphics" table:style-name="ta1">
        <table:shapes>
          <draw:frame draw:z-index="0" draw:style-name="gr1" draw:text-style-name="P1" svg:width="212.08mm" svg:height="112.17mm" svg:x="22.58mm" svg:y="4.52mm">
            <loext:p draw:notify-on-update-of-ranges="Data.B2:Data.B12 Data.C1:Data.C1 Data.C2:Data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odel 1" table:style-name="ta1">
        <table:shapes>
          <draw:frame draw:z-index="0" draw:style-name="gr1" draw:text-style-name="P1" svg:width="153.76mm" svg:height="66.5mm" svg:x="265.51mm" svg:y="0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5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9" calcext:value-type="float">
            <text:p>139,895,892.95</text:p>
          </table:table-cell>
          <table:table-cell table:style-name="ce13" table:formula="of:=[.J22]-[.K22]" office:value-type="float" office:value="1073011.05197132" calcext:value-type="float">
            <text:p>1,073,011.05</text:p>
          </table:table-cell>
          <table:table-cell table:style-name="ce13" table:formula="of:=POWER([.L22];2)" office:value-type="float" office:value="1151352717652.59" calcext:value-type="float">
            <text:p>1,151,352,717,652.59</text:p>
          </table:table-cell>
          <table:table-cell table:style-name="ce13" table:formula="of:=ABS([.L22])" office:value-type="float" office:value="1073011.05197132" calcext:value-type="float">
            <text:p>1,073,011.05</text:p>
          </table:table-cell>
          <table:table-cell/>
          <table:table-cell table:style-name="ce16" table:formula="of:=[.K22]/(3600*24)" office:value-type="float" office:value="1619.16542763922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01" calcext:value-type="float">
            <text:p>129,596,726.95</text:p>
          </table:table-cell>
          <table:table-cell table:style-name="ce13" table:formula="of:=[.J23]-[.K23]" office:value-type="float" office:value="-2222674.94920123" calcext:value-type="float">
            <text:p>-2,222,674.95</text:p>
          </table:table-cell>
          <table:table-cell table:style-name="ce13" table:formula="of:=POWER([.L23];2)" office:value-type="float" office:value="4940283929806.67" calcext:value-type="float">
            <text:p>4,940,283,929,806.67</text:p>
          </table:table-cell>
          <table:table-cell table:style-name="ce13" table:formula="of:=ABS([.L23])" office:value-type="float" office:value="2222674.94920123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56" calcext:value-type="float">
            <text:p>94,450,690.65</text:p>
          </table:table-cell>
          <table:table-cell table:style-name="ce13" table:formula="of:=[.J24]-[.K24]" office:value-type="float" office:value="2444344.34618437" calcext:value-type="float">
            <text:p>2,444,344.35</text:p>
          </table:table-cell>
          <table:table-cell table:style-name="ce13" table:formula="of:=POWER([.L24];2)" office:value-type="float" office:value="5974819282723.51" calcext:value-type="float">
            <text:p>5,974,819,282,723.51</text:p>
          </table:table-cell>
          <table:table-cell table:style-name="ce13" table:formula="of:=ABS([.L24])" office:value-type="float" office:value="2444344.34618437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9" calcext:value-type="float">
            <text:p>74,461,123.33</text:p>
          </table:table-cell>
          <table:table-cell table:style-name="ce13" table:formula="of:=[.J25]-[.K25]" office:value-type="float" office:value="-118494.325416923" calcext:value-type="float">
            <text:p>-118,494.33</text:p>
          </table:table-cell>
          <table:table-cell table:style-name="ce13" table:formula="of:=POWER([.L25];2)" office:value-type="float" office:value="14040905156.0115" calcext:value-type="float">
            <text:p>14,040,905,156.01</text:p>
          </table:table-cell>
          <table:table-cell table:style-name="ce13" table:formula="of:=ABS([.L25])" office:value-type="float" office:value="118494.325416923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26" calcext:value-type="float">
            <text:p>58,352,729.36</text:p>
          </table:table-cell>
          <table:table-cell table:style-name="ce13" table:formula="of:=[.J26]-[.K26]" office:value-type="float" office:value="-1739398.35942256" calcext:value-type="float">
            <text:p>-1,739,398.36</text:p>
          </table:table-cell>
          <table:table-cell table:style-name="ce13" table:formula="of:=POWER([.L26];2)" office:value-type="float" office:value="3025506652761.91" calcext:value-type="float">
            <text:p>3,025,506,652,761.91</text:p>
          </table:table-cell>
          <table:table-cell table:style-name="ce13" table:formula="of:=ABS([.L26])" office:value-type="float" office:value="1739398.35942256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67" calcext:value-type="float">
            <text:p>34,576,630.67</text:p>
          </table:table-cell>
          <table:table-cell table:style-name="ce13" table:formula="of:=[.J27]-[.K27]" office:value-type="float" office:value="388502.332023263" calcext:value-type="float">
            <text:p>388,502.33</text:p>
          </table:table-cell>
          <table:table-cell table:style-name="ce13" table:formula="of:=POWER([.L27];2)" office:value-type="float" office:value="150934061987.514" calcext:value-type="float">
            <text:p>150,934,061,987.51</text:p>
          </table:table-cell>
          <table:table-cell table:style-name="ce13" table:formula="of:=ABS([.L27])" office:value-type="float" office:value="388502.332023263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908" calcext:value-type="float">
            <text:p>28,934,080.25</text:p>
          </table:table-cell>
          <table:table-cell table:style-name="ce13" table:formula="of:=[.J28]-[.K28]" office:value-type="float" office:value="34472.7530092001" calcext:value-type="float">
            <text:p>34,472.75</text:p>
          </table:table-cell>
          <table:table-cell table:style-name="ce13" table:formula="of:=POWER([.L28];2)" office:value-type="float" office:value="1188370700.03331" calcext:value-type="float">
            <text:p>1,188,370,700.03</text:p>
          </table:table-cell>
          <table:table-cell table:style-name="ce13" table:formula="of:=ABS([.L28])" office:value-type="float" office:value="34472.7530092001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5" calcext:value-type="float">
            <text:p>22,986,815.52</text:p>
          </table:table-cell>
          <table:table-cell table:style-name="ce13" table:formula="of:=[.J29]-[.K29]" office:value-type="float" office:value="646508.484804988" calcext:value-type="float">
            <text:p>646,508.48</text:p>
          </table:table-cell>
          <table:table-cell table:style-name="ce13" table:formula="of:=POWER([.L29];2)" office:value-type="float" office:value="417973220924.841" calcext:value-type="float">
            <text:p>417,973,220,924.84</text:p>
          </table:table-cell>
          <table:table-cell table:style-name="ce13" table:formula="of:=ABS([.L29])" office:value-type="float" office:value="646508.484804988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72" calcext:value-type="float">
            <text:p>17,435,395.48</text:p>
          </table:table-cell>
          <table:table-cell table:style-name="ce13" table:formula="of:=[.J30]-[.K30]" office:value-type="float" office:value="-103993.477587223" calcext:value-type="float">
            <text:p>-103,993.48</text:p>
          </table:table-cell>
          <table:table-cell table:style-name="ce13" table:formula="of:=POWER([.L30];2)" office:value-type="float" office:value="10814643380.6843" calcext:value-type="float">
            <text:p>10,814,643,380.68</text:p>
          </table:table-cell>
          <table:table-cell table:style-name="ce13" table:formula="of:=ABS([.L30])" office:value-type="float" office:value="103993.477587223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905" calcext:value-type="float">
            <text:p>15,996,484.76</text:p>
          </table:table-cell>
          <table:table-cell table:style-name="ce13" table:formula="of:=[.J31]-[.K31]" office:value-type="float" office:value="-1624253.75829053" calcext:value-type="float">
            <text:p>-1,624,253.76</text:p>
          </table:table-cell>
          <table:table-cell table:style-name="ce13" table:formula="of:=POWER([.L31];2)" office:value-type="float" office:value="2638200271320.91" calcext:value-type="float">
            <text:p>2,638,200,271,320.91</text:p>
          </table:table-cell>
          <table:table-cell table:style-name="ce13" table:formula="of:=ABS([.L31])" office:value-type="float" office:value="1624253.75829053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62" calcext:value-type="float">
            <text:p>13,009,436.10</text:p>
          </table:table-cell>
          <table:table-cell table:style-name="ce13" table:formula="of:=[.J32]-[.K32]" office:value-type="float" office:value="1221975.9019438" calcext:value-type="float">
            <text:p>1,221,975.90</text:p>
          </table:table-cell>
          <table:table-cell table:style-name="ce13" table:formula="of:=POWER([.L32];2)" office:value-type="float" office:value="1493225104931.37" calcext:value-type="float">
            <text:p>1,493,225,104,931.37</text:p>
          </table:table-cell>
          <table:table-cell table:style-name="ce13" table:formula="of:=ABS([.L32])" office:value-type="float" office:value="1221975.9019438" calcext:value-type="float">
            <text:p>1,221,975.90</text:p>
          </table:table-cell>
          <table:table-cell table:number-columns-repeated="2"/>
        </table:table-row>
      </table:table>
      <table:table table:name="model 2" table:style-name="ta1">
        <table:shapes>
          <draw:frame draw:z-index="0" draw:style-name="gr1" draw:text-style-name="P1" svg:width="153.76mm" svg:height="66.5mm" svg:x="265.51mm" svg:y="0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5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9" calcext:value-type="float">
            <text:p>139,895,892.95</text:p>
          </table:table-cell>
          <table:table-cell table:style-name="ce13" table:formula="of:=[.J22]-[.K22]" office:value-type="float" office:value="1073011.05197132" calcext:value-type="float">
            <text:p>1,073,011.05</text:p>
          </table:table-cell>
          <table:table-cell table:style-name="ce13" table:formula="of:=POWER([.L22];2)" office:value-type="float" office:value="1151352717652.59" calcext:value-type="float">
            <text:p>1,151,352,717,652.59</text:p>
          </table:table-cell>
          <table:table-cell table:style-name="ce13" table:formula="of:=ABS([.L22])" office:value-type="float" office:value="1073011.05197132" calcext:value-type="float">
            <text:p>1,073,011.05</text:p>
          </table:table-cell>
          <table:table-cell/>
          <table:table-cell table:style-name="ce16" table:formula="of:=[.K22]/(3600*24)" office:value-type="float" office:value="1619.16542763922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01" calcext:value-type="float">
            <text:p>129,596,726.95</text:p>
          </table:table-cell>
          <table:table-cell table:style-name="ce13" table:formula="of:=[.J23]-[.K23]" office:value-type="float" office:value="-2222674.94920123" calcext:value-type="float">
            <text:p>-2,222,674.95</text:p>
          </table:table-cell>
          <table:table-cell table:style-name="ce13" table:formula="of:=POWER([.L23];2)" office:value-type="float" office:value="4940283929806.67" calcext:value-type="float">
            <text:p>4,940,283,929,806.67</text:p>
          </table:table-cell>
          <table:table-cell table:style-name="ce13" table:formula="of:=ABS([.L23])" office:value-type="float" office:value="2222674.94920123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56" calcext:value-type="float">
            <text:p>94,450,690.65</text:p>
          </table:table-cell>
          <table:table-cell table:style-name="ce13" table:formula="of:=[.J24]-[.K24]" office:value-type="float" office:value="2444344.34618437" calcext:value-type="float">
            <text:p>2,444,344.35</text:p>
          </table:table-cell>
          <table:table-cell table:style-name="ce13" table:formula="of:=POWER([.L24];2)" office:value-type="float" office:value="5974819282723.51" calcext:value-type="float">
            <text:p>5,974,819,282,723.51</text:p>
          </table:table-cell>
          <table:table-cell table:style-name="ce13" table:formula="of:=ABS([.L24])" office:value-type="float" office:value="2444344.34618437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9" calcext:value-type="float">
            <text:p>74,461,123.33</text:p>
          </table:table-cell>
          <table:table-cell table:style-name="ce13" table:formula="of:=[.J25]-[.K25]" office:value-type="float" office:value="-118494.325416923" calcext:value-type="float">
            <text:p>-118,494.33</text:p>
          </table:table-cell>
          <table:table-cell table:style-name="ce13" table:formula="of:=POWER([.L25];2)" office:value-type="float" office:value="14040905156.0115" calcext:value-type="float">
            <text:p>14,040,905,156.01</text:p>
          </table:table-cell>
          <table:table-cell table:style-name="ce13" table:formula="of:=ABS([.L25])" office:value-type="float" office:value="118494.325416923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26" calcext:value-type="float">
            <text:p>58,352,729.36</text:p>
          </table:table-cell>
          <table:table-cell table:style-name="ce13" table:formula="of:=[.J26]-[.K26]" office:value-type="float" office:value="-1739398.35942256" calcext:value-type="float">
            <text:p>-1,739,398.36</text:p>
          </table:table-cell>
          <table:table-cell table:style-name="ce13" table:formula="of:=POWER([.L26];2)" office:value-type="float" office:value="3025506652761.91" calcext:value-type="float">
            <text:p>3,025,506,652,761.91</text:p>
          </table:table-cell>
          <table:table-cell table:style-name="ce13" table:formula="of:=ABS([.L26])" office:value-type="float" office:value="1739398.35942256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67" calcext:value-type="float">
            <text:p>34,576,630.67</text:p>
          </table:table-cell>
          <table:table-cell table:style-name="ce13" table:formula="of:=[.J27]-[.K27]" office:value-type="float" office:value="388502.332023263" calcext:value-type="float">
            <text:p>388,502.33</text:p>
          </table:table-cell>
          <table:table-cell table:style-name="ce13" table:formula="of:=POWER([.L27];2)" office:value-type="float" office:value="150934061987.514" calcext:value-type="float">
            <text:p>150,934,061,987.51</text:p>
          </table:table-cell>
          <table:table-cell table:style-name="ce13" table:formula="of:=ABS([.L27])" office:value-type="float" office:value="388502.332023263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908" calcext:value-type="float">
            <text:p>28,934,080.25</text:p>
          </table:table-cell>
          <table:table-cell table:style-name="ce13" table:formula="of:=[.J28]-[.K28]" office:value-type="float" office:value="34472.7530092001" calcext:value-type="float">
            <text:p>34,472.75</text:p>
          </table:table-cell>
          <table:table-cell table:style-name="ce13" table:formula="of:=POWER([.L28];2)" office:value-type="float" office:value="1188370700.03331" calcext:value-type="float">
            <text:p>1,188,370,700.03</text:p>
          </table:table-cell>
          <table:table-cell table:style-name="ce13" table:formula="of:=ABS([.L28])" office:value-type="float" office:value="34472.7530092001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5" calcext:value-type="float">
            <text:p>22,986,815.52</text:p>
          </table:table-cell>
          <table:table-cell table:style-name="ce13" table:formula="of:=[.J29]-[.K29]" office:value-type="float" office:value="646508.484804988" calcext:value-type="float">
            <text:p>646,508.48</text:p>
          </table:table-cell>
          <table:table-cell table:style-name="ce13" table:formula="of:=POWER([.L29];2)" office:value-type="float" office:value="417973220924.841" calcext:value-type="float">
            <text:p>417,973,220,924.84</text:p>
          </table:table-cell>
          <table:table-cell table:style-name="ce13" table:formula="of:=ABS([.L29])" office:value-type="float" office:value="646508.484804988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72" calcext:value-type="float">
            <text:p>17,435,395.48</text:p>
          </table:table-cell>
          <table:table-cell table:style-name="ce13" table:formula="of:=[.J30]-[.K30]" office:value-type="float" office:value="-103993.477587223" calcext:value-type="float">
            <text:p>-103,993.48</text:p>
          </table:table-cell>
          <table:table-cell table:style-name="ce13" table:formula="of:=POWER([.L30];2)" office:value-type="float" office:value="10814643380.6843" calcext:value-type="float">
            <text:p>10,814,643,380.68</text:p>
          </table:table-cell>
          <table:table-cell table:style-name="ce13" table:formula="of:=ABS([.L30])" office:value-type="float" office:value="103993.477587223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905" calcext:value-type="float">
            <text:p>15,996,484.76</text:p>
          </table:table-cell>
          <table:table-cell table:style-name="ce13" table:formula="of:=[.J31]-[.K31]" office:value-type="float" office:value="-1624253.75829053" calcext:value-type="float">
            <text:p>-1,624,253.76</text:p>
          </table:table-cell>
          <table:table-cell table:style-name="ce13" table:formula="of:=POWER([.L31];2)" office:value-type="float" office:value="2638200271320.91" calcext:value-type="float">
            <text:p>2,638,200,271,320.91</text:p>
          </table:table-cell>
          <table:table-cell table:style-name="ce13" table:formula="of:=ABS([.L31])" office:value-type="float" office:value="1624253.75829053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62" calcext:value-type="float">
            <text:p>13,009,436.10</text:p>
          </table:table-cell>
          <table:table-cell table:style-name="ce13" table:formula="of:=[.J32]-[.K32]" office:value-type="float" office:value="1221975.9019438" calcext:value-type="float">
            <text:p>1,221,975.90</text:p>
          </table:table-cell>
          <table:table-cell table:style-name="ce13" table:formula="of:=POWER([.L32];2)" office:value-type="float" office:value="1493225104931.37" calcext:value-type="float">
            <text:p>1,493,225,104,931.37</text:p>
          </table:table-cell>
          <table:table-cell table:style-name="ce13" table:formula="of:=ABS([.L32])" office:value-type="float" office:value="1221975.9019438" calcext:value-type="float">
            <text:p>1,221,975.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5:17:26.800035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20T15:18:38.116363927</dc:date>
    <meta:editing-duration>PT20H21M26S</meta:editing-duration>
    <meta:editing-cycles>64</meta:editing-cycles>
    <meta:generator>LibreOffice/5.1.6.2$Linux_X86_64 LibreOffice_project/10m0$Build-2</meta:generator>
    <dc:creator>Huber Gilt</dc:creator>
    <meta:document-statistic meta:table-count="4" meta:cell-count="4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13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5.52cm" svg:y="0.36cm" chart:style-name="ch2">
          <text:p>Tráfico rural entrante vs tráfico rural saliente anual</text:p>
        </chart:title>
        <chart:subtitle svg:x="7.174cm" svg:y="1.363cm" chart:style-name="ch3">
          <text:p>Fuente OSIPTEL  periodo 2006 al 2016</text:p>
        </chart:subtitle>
        <chart:legend chart:legend-position="end" svg:x="15.42cm" svg:y="4.812cm" style:legend-expansion="high" chart:style-name="ch4"/>
        <chart:plot-area chart:style-name="ch5" table:cell-range-address="Data.B2:Data.C12 Data.C1:Data.C1" chart:data-source-has-labels="row" svg:x="1.435cm" svg:y="2.27cm" svg:width="13.561cm" svg:height="7.743cm">
          <chartooo:coordinate-region svg:x="3.353cm" svg:y="2.469cm" svg:width="10.531cm" svg:height="6.897cm"/>
          <chart:axis chart:dimension="x" chart:name="primary-x" chart:style-name="ch6">
            <chart:title svg:x="6.636cm" svg:y="10.237cm" chart:style-name="ch7">
              <text:p>Trafico entrante (min)</text:p>
            </chart:title>
          </chart:axis>
          <chart:axis chart:dimension="y" chart:name="primary-y" chart:style-name="ch8">
            <chart:title svg:x="0.451cm" svg:y="7.69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8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3.09cm" svg:y="0.326cm" chart:style-name="ch2">
          <text:p>Tráfico rural entrante vs Número de telefonos por año</text:p>
        </chart:title>
        <chart:subtitle svg:x="4.995cm" svg:y="1.295cm" chart:style-name="ch3">
          <text:p>Periodo 2006 al 2016, Fuente OSIPTEL</text:p>
        </chart:subtitle>
        <chart:legend chart:legend-position="end" svg:x="11.618cm" svg:y="3.968cm" style:legend-expansion="high" chart:style-name="ch4"/>
        <chart:plot-area chart:style-name="ch5" table:cell-range-address="Data.B2:Data.B12 Data.D1:Data.D12" chart:data-source-has-labels="row" svg:x="1.349cm" svg:y="2.168cm" svg:width="9.931cm" svg:height="6.192cm">
          <chartooo:coordinate-region svg:x="2.526cm" svg:y="2.368cm" svg:width="7.919cm" svg:height="5.345cm"/>
          <chart:axis chart:dimension="x" chart:name="primary-x" chart:style-name="ch6">
            <chart:title svg:x="4.735cm" svg:y="8.55cm" chart:style-name="ch7">
              <text:p>Tráfico entrante (min)</text:p>
            </chart:title>
          </chart:axis>
          <chart:axis chart:dimension="y" chart:name="primary-y" chart:style-name="ch6">
            <chart:title svg:x="0.451cm" svg:y="6.829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3.134cm" svg:y="0.319cm" chart:style-name="ch2">
          <text:p>Tráfico rural saliente vs Número de teléfonos por año</text:p>
        </chart:title>
        <chart:subtitle svg:x="4.999cm" svg:y="1.281cm" chart:style-name="ch3">
          <text:p>Periodo 2006 al 2016, Fuente OSIPTEL</text:p>
        </chart:subtitle>
        <chart:legend chart:legend-position="end" svg:x="11.626cm" svg:y="3.778cm" style:legend-expansion="high" chart:style-name="ch4"/>
        <chart:plot-area chart:style-name="ch5" table:cell-range-address="Data.C2:Data.D12 Data.D1:Data.D1" chart:data-source-has-labels="row" svg:x="1.349cm" svg:y="2.147cm" svg:width="9.939cm" svg:height="5.839cm">
          <chartooo:coordinate-region svg:x="2.526cm" svg:y="2.346cm" svg:width="7.927cm" svg:height="4.993cm"/>
          <chart:axis chart:dimension="x" chart:name="primary-x" chart:style-name="ch6">
            <chart:title svg:x="4.395cm" svg:y="8.169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31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914cm" svg:y="0.331cm" chart:style-name="ch2">
          <text:p>Tráfico rural entrante vs Localidades Beneficiadas (anual)</text:p>
        </chart:title>
        <chart:subtitle svg:x="5.229cm" svg:y="1.305cm" chart:style-name="ch3">
          <text:p>Periodo 2006 al 2016, Fuente OSIPTEL</text:p>
        </chart:subtitle>
        <chart:legend chart:legend-position="end" svg:x="10.896cm" svg:y="4.096cm" style:legend-expansion="high" chart:style-name="ch4"/>
        <chart:plot-area chart:style-name="ch5" table:cell-range-address="Data.B2:Data.B12 Data.E1:Data.E12" chart:data-source-has-labels="row" svg:x="1.358cm" svg:y="2.183cm" svg:width="9.191cm" svg:height="6.428cm">
          <chartooo:coordinate-region svg:x="2.35cm" svg:y="2.382cm" svg:width="7.179cm" svg:height="5.582cm"/>
          <chart:axis chart:dimension="x" chart:name="primary-x" chart:style-name="ch6">
            <chart:title svg:x="4.004cm" svg:y="8.806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2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10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368cm" svg:y="0.316cm" chart:style-name="ch2">
          <text:p>Líneas móviles vs Trafico rural entrante (anual)</text:p>
        </chart:title>
        <chart:subtitle svg:x="4.651cm" svg:y="1.275cm" chart:style-name="ch3">
          <text:p>Periodo 2006 al 2016, Fuente OSIPTEL</text:p>
        </chart:subtitle>
        <chart:legend chart:legend-position="end" svg:x="11.353cm" svg:y="3.703cm" style:legend-expansion="high" chart:style-name="ch4"/>
        <chart:plot-area chart:style-name="ch5" table:cell-range-address="Data.B2:Data.B12 Data.F1:Data.F12" chart:data-source-has-labels="row" svg:x="1.335cm" svg:y="2.138cm" svg:width="9.694cm" svg:height="5.701cm">
          <chartooo:coordinate-region svg:x="3.438cm" svg:y="2.338cm" svg:width="6.663cm" svg:height="4.854cm"/>
          <chart:axis chart:dimension="x" chart:name="primary-x" chart:style-name="ch6">
            <chart:title svg:x="4.233cm" svg:y="8.019cm" chart:style-name="ch7">
              <text:p>Trafico rural entrante (min)</text:p>
            </chart:title>
          </chart:axis>
          <chart:axis chart:dimension="y" chart:name="primary-y" chart:style-name="ch6">
            <chart:title svg:x="0.451cm" svg:y="6.13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